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ffmpeg -i in.mp4 -c:v libvpx-vp9 -keyint_min 150 -g 150 -tile-columns 4 -frame-parallel 1 <text:s/>-f webm -dash 1 -an -vf scale=160:90 -b:v 250k -dash 1 chinese_160x90_250k.webm -an -vf scale=320:180 -b:v 500k -dash 1 chinese_320x180_500k.webm -an -vf scale=640:360 -b:v 750k -dash 1 chinese_640x360_750k.webm -an -vf scale=640:360 -b:v 1000k -dash 1 chinese_640x360_1000k.webm -an -vf scale=1280:720 -b:v 1500k -dash 1 chinese_1280x720_1500k.webm</text:span></text:p>
      <text:p text:style-name="P1"/>
      <text:p text:style-name="P1"/>
      <text:p text:style-name="P2"><text:span text:style-name="Source_20_Text">ffmpeg </text:span>-f webm_dash_manifest -i <text:span text:style-name="Source_20_Text">chinese</text:span>_160x90_250k.webm<text:span text:style-name="Source_20_Text"> </text:span>-f webm_dash_manifest -i <text:span text:style-name="Source_20_Text">chinese</text:span>_320x180_500k.webm<text:span text:style-name="Source_20_Text"> </text:span>-f webm_dash_manifest -i <text:span text:style-name="Source_20_Text">chinese</text:span>_640x360_750k.webm <text:span text:style-name="Source_20_Text">-f webm_dash_manifest -i chinese_1280x720_1500k.webm </text:span>-f webm_dash_manifest -i chinese<text:span text:style-name="Source_20_Text">.webm </text:span>-c copy -map 0 -map 1 -map 2 -map 3<text:span text:style-name="Source_20_Text"> -map 4 </text:span>-f webm_dash_manifest -adaptation_sets "id=0,streams=0,1,2,3 id=1,streams=4" chinese<text:span text:style-name="Source_20_Text">_manifest.mpd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" style:family="paragraph" style:parent-style-name="Standard" style:class="text">
      <style:paragraph-properties fo:margin-top="0cm" fo:margin-bottom="0.212cm"/>
    </style:style>
    <style:style style:name="List" style:family="paragraph" style:parent-style-name="Text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6T19:37:03.12</meta:creation-date>
    <meta:document-statistic meta:table-count="0" meta:image-count="0" meta:object-count="0" meta:page-count="1" meta:paragraph-count="2" meta:word-count="96" meta:character-count="830"/>
    <dc:date>2020-09-07T14:18:15.28</dc:date>
    <meta:editing-duration>PT18H26M1S</meta:editing-duration>
    <meta:editing-cycles>1</meta:editing-cycles>
    <meta:generator>OpenOffice/4.1.5$Win32 OpenOffice.org_project/415m1$Build-9789</meta:generator>
  </office:meta>
</office:document-meta>
</file>